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4E000004A8D6C158918D18C0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4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text-properties style:font-name="URW Chancery L"/>
    </style:style>
    <style:style style:name="P3" style:family="paragraph">
      <loext:graphic-properties draw:fill="none" draw:fill-color="#ffffff"/>
      <style:text-properties style:font-name="URW Chancery L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URW Chancery 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09cm" svg:height="3.807cm" svg:x="3.962cm" svg:y="2.143cm">
          <draw:image xlink:href="Pictures/100002010000094E000004A8D6C158918D18C019.png" xlink:type="simple" xlink:show="embed" xlink:actuate="onLoad">
            <text:p/>
          </draw:image>
        </draw:frame>
        <draw:frame draw:style-name="gr1" draw:text-style-name="P1" draw:layer="layout" svg:width="7.609cm" svg:height="3.807cm" svg:x="11.463cm" svg:y="2.144cm">
          <draw:image xlink:href="Pictures/100002010000094E000004A8D6C158918D18C019.png" xlink:type="simple" xlink:show="embed" xlink:actuate="onLoad">
            <text:p/>
          </draw:image>
        </draw:frame>
        <draw:line draw:style-name="gr2" draw:text-style-name="P1" draw:layer="layout" svg:x1="9.793cm" svg:y1="6.461cm" svg:x2="17.159cm" svg:y2="6.461cm">
          <text:p/>
        </draw:line>
        <draw:line draw:style-name="gr2" draw:text-style-name="P1" draw:layer="layout" svg:x1="3.951cm" svg:y1="6.969cm" svg:x2="4.024cm" svg:y2="1cm">
          <text:p/>
        </draw:line>
        <draw:line draw:style-name="gr2" draw:text-style-name="P1" draw:layer="layout" svg:x1="2.681cm" svg:y1="4.048cm" svg:x2="20.461cm" svg:y2="4.048cm">
          <text:p/>
        </draw:line>
        <draw:frame draw:style-name="gr3" draw:text-style-name="P3" draw:layer="layout" svg:width="2.54cm" svg:height="1.495cm" svg:x="1.508cm" svg:y="4.585cm">
          <draw:text-box>
            <text:p text:style-name="P2"><text:span text:style-name="T1">S_f (t)</text:span></text:p>
          </draw:text-box>
        </draw:frame>
        <draw:frame draw:style-name="gr4" draw:text-style-name="P4" draw:layer="layout" svg:width="3.556cm" svg:height="1.27cm" svg:x="12.049cm" svg:y="6.842cm">
          <draw:text-box>
            <text:p>1 / f</text:p>
          </draw:text-box>
        </draw:frame>
        <draw:frame draw:style-name="gr5" draw:text-style-name="P4" draw:layer="layout" svg:width="1.524cm" svg:height="1.016cm" svg:x="2.57cm" svg:y="1.627cm">
          <draw:text-box>
            <text:p>A_f</text:p>
          </draw:text-box>
        </draw:frame>
        <draw:line draw:style-name="gr6" draw:text-style-name="P5" draw:layer="layout" svg:x1="3.413cm" svg:y1="2.17cm" svg:x2="19.288cm" svg:y2="2.17cm">
          <text:p/>
        </draw:line>
        <draw:frame draw:style-name="gr7" draw:text-style-name="P4" draw:layer="layout" svg:width="1.175cm" svg:height="1.143cm" svg:x="19.415cm" svg:y="2.905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0:10:41.137309195</meta:creation-date>
    <dc:date>2018-10-21T20:18:19.403806053</dc:date>
    <meta:editing-duration>PT7M38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